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5" style:family="paragraph" style:parent-style-name="Standard">
      <style:paragraph-properties style:line-height-at-least="0.503cm"/>
      <style:text-properties fo:color="#cccccc" fo:background-color="#1f1f1f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fo:color="#00cc00"/>
    </style:style>
    <style:style style:name="T2" style:family="text">
      <style:text-properties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de mentale nouveau portfolio 01</text:p>
      <text:p text:style-name="Standard"/>
      <text:p text:style-name="Standard">Etapes :</text:p>
      <text:p text:style-name="Standard"/>
      <text:p text:style-name="Standard">1.Créer tous les composants de la page d'accueil → header/main/footer <text:span text:style-name="T1">fait</text:span></text:p>
      <text:p text:style-name="Standard">2.Créer un composant pour les trois fenêtres modales <text:span text:style-name="T1">fait</text:span></text:p>
      <text:p text:style-name="Standard">3.Créer les views, les routes et les router-view → Page d'accueil, Page erreur 404, Page figma <text:span text:style-name="T1">fait</text:span></text:p>
      <text:p text:style-name="Standard">4.Faire le menu(HTML, CSS) <text:span text:style-name="T1">fait</text:span></text:p>
      <text:p text:style-name="Standard">5.Faire le footer(HTML CSS) <text:span text:style-name="T1">fait</text:span></text:p>
      <text:p text:style-name="Standard">À faire pour le main :</text:p>
      <text:p text:style-name="Standard">6.Faire le header(courte présentation, HTML CSS) <text:span text:style-name="T1">fait</text:span></text:p>
      <text:p text:style-name="Standard">7.Faire Mon CV(HTML CSS) <text:span text:style-name="T1">fait</text:span></text:p>
      <text:p text:style-name="Standard">8.Faire Esp com(HTML CSS) <text:span text:style-name="T1">fait</text:span></text:p>
      <text:p text:style-name="Standard">9.Faire Figma(HTML CSS) <text:span text:style-name="T1">fait</text:span></text:p>
      <text:p text:style-name="Standard">10.Faire contact(HTML CSS) <text:span text:style-name="T1">fait</text:span></text:p>
      <text:p text:style-name="Standard">11.Coder la fenêtre modal commune(HTML, CSS) <text:span text:style-name="T1">fait</text:span></text:p>
      <text:p text:style-name="Standard">12.Faire le JS de la fenêtre modale commune <text:span text:style-name="T1">fait</text:span></text:p>
      <text:p text:style-name="Standard">13.Faire la fenêtre modale Esp com <text:span text:style-name="T1">fait</text:span></text:p>
      <text:p text:style-name="Standard">14.Faire la fenêtre modale Figma <text:span text:style-name="T1">fait</text:span></text:p>
      <text:p text:style-name="Standard">15.Faire la page Figma(HTML, CSS)</text:p>
      <text:p text:style-name="Standard">16.Faire la page erreur 404(HTML, CSS)</text:p>
      <text:p text:style-name="Standard">17.Faire l'envoi par e-mail pour le formulaire</text:p>
      <text:p text:style-name="Standard">18.Faire les liens d'ancrage du menu</text:p>
      <text:p text:style-name="Standard">19.Faire tous les router-link</text:p>
      <text:p text:style-name="Standard">20.Faire tous les effets graphiques(ombres, soulignement menu, opacité réseaux sociaux etc.)</text:p>
      <text:p text:style-name="Standard"/>
      <text:p text:style-name="Standard">Branches :</text:p>
      <text:p text:style-name="Standard"/>
      <text:p text:style-name="Standard">1.Créer les éléments de base du projet 1 → 3. <text:span text:style-name="T1">fait</text:span></text:p>
      <text:p text:style-name="Standard">2.Créer le menu et le footer 4 → 5. <text:span text:style-name="T1">fait</text:span></text:p>
      <text:p text:style-name="Standard">3.Créer les éléments de contenus du main 6 → 10. <text:span text:style-name="T1">fait</text:span></text:p>
      <text:p text:style-name="Standard">4.Faire les fenêtres modales 11 → 14. <text:span text:style-name="T1">fait</text:span></text:p>
      <text:p text:style-name="Standard">5.Faire la page Figma et la page erreur 404 15 → 16.</text:p>
      <text:p text:style-name="Standard">6.Permettre l'envoi de message avec le formulaire 17.</text:p>
      <text:p text:style-name="Standard">7.Coder les ancres et les router-link 18 → 19.</text:p>
      <text:p text:style-name="Standard">8.Faire tous les effets graphiques 20.</text:p>
      <text:p text:style-name="P1"/>
      <text:p text:style-name="P1">Code version 1 fenêtre modale :</text:p>
      <text:p text:style-name="P1">&lt;script setup&gt;</text:p>
      <text:p text:style-name="P2">    <text:span text:style-name="T2">//const isModalOpen = ref(false);</text:span></text:p>
      <text:p text:style-name="P3"/>
      <text:p text:style-name="P2">    <text:span text:style-name="T2">const openModal = () =&gt; {</text:span></text:p>
      <text:p text:style-name="P2">        <text:span text:style-name="T2">isModalOpen.value = true;</text:span></text:p>
      <text:p text:style-name="P2">    <text:span text:style-name="T2">};</text:span></text:p>
      <text:p text:style-name="P3"/>
      <text:p text:style-name="P2">    <text:span text:style-name="T2">const closeModal = () =&gt; {</text:span></text:p>
      <text:p text:style-name="P2">        <text:span text:style-name="T2">isModalOpen.value = false;</text:span></text:p>
      <text:p text:style-name="P2">    <text:span text:style-name="T2">};//</text:span></text:p>
      <text:p text:style-name="P1">&lt;/script&gt;</text:p>
      <text:p text:style-name="P3"/>
      <text:p text:style-name="P1">&lt;template&gt;</text:p>
      <text:p text:style-name="P2">    <text:span text:style-name="T2">&lt;div class="modal-container" &gt;</text:span></text:p>
      <text:p text:style-name="P2"><text:soft-page-break/>        <text:span text:style-name="T2">&lt;div class="overlay" @click="closeModal"&gt;</text:span></text:p>
      <text:p text:style-name="P2">            <text:span text:style-name="T2">&lt;div class="modal"&gt;</text:span></text:p>
      <text:p text:style-name="P2">                <text:span text:style-name="T2">&lt;button @click="closeModal"&gt;X&lt;/button&gt;</text:span></text:p>
      <text:p text:style-name="P2">                <text:span text:style-name="T2">&lt;h2&gt;Créer un CV d'après une maquette&lt;/h2&gt;</text:span></text:p>
      <text:p text:style-name="P2">                <text:span text:style-name="T2">&lt;ul&gt;</text:span></text:p>
      <text:p text:style-name="P2">                    <text:span text:style-name="T2">&lt;li&gt;&lt;h3&gt;Objectif du projet :&lt;/h3&gt; Créer mon CV en suivant une maquette et en intégrant des effets graphiques, des liens, etc.&lt;/li&gt;</text:span></text:p>
      <text:p text:style-name="P2">                    <text:span text:style-name="T2">&lt;li&gt;&lt;h3&gt;Date de création :&lt;/h3&gt; &lt;time datetime="2023-11-16"&gt;16 novembre 2023&lt;/time&gt;.&lt;/li&gt;</text:span></text:p>
      <text:p text:style-name="P2">                    <text:span text:style-name="T2">&lt;li&gt;&lt;h3&gt;Technologies utilisées :&lt;/h3&gt; HTML 5 - CSS 3 - Github pour le versioning.&lt;/li&gt;</text:span></text:p>
      <text:p text:style-name="P2">                    <text:span text:style-name="T2">&lt;li&gt;&lt;h3&gt;Voir le projet :&lt;/h3&gt; &lt;a href="https://github.com/JCthedevelop3r/Devoir_CV" target="_blank"&gt;Créer un CV d'après une maquette&lt;/a&gt;&lt;/li&gt;</text:span></text:p>
      <text:p text:style-name="P2">                <text:span text:style-name="T2">&lt;/ul&gt;</text:span></text:p>
      <text:p text:style-name="P2">            <text:span text:style-name="T2">&lt;/div&gt;</text:span></text:p>
      <text:p text:style-name="P2">        <text:span text:style-name="T2">&lt;/div&gt;</text:span></text:p>
      <text:p text:style-name="P2">    <text:span text:style-name="T2">&lt;/div&gt;</text:span></text:p>
      <text:p text:style-name="P1">&lt;/template&gt;</text:p>
      <text:p text:style-name="P3"/>
      <text:p text:style-name="P1">&lt;style scoped&gt;</text:p>
      <text:p text:style-name="P2">    <text:span text:style-name="T2">.modal-container {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position: fixed;</text:span></text:p>
      <text:p text:style-name="P2">        <text:span text:style-name="T2">top: 0;</text:span></text:p>
      <text:p text:style-name="P2">        <text:span text:style-name="T2">left: 0;</text:span></text:p>
      <text:p text:style-name="P2">    <text:span text:style-name="T2">} </text:span></text:p>
      <text:p text:style-name="P3"/>
      <text:p text:style-name="P2">    <text:span text:style-name="T2">.overlay {</text:span></text:p>
      <text:p text:style-name="P2">        <text:span text:style-name="T2">position: absolute;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background: #333333d3;</text:span></text:p>
      <text:p text:style-name="P2">    <text:span text:style-name="T2">}</text:span></text:p>
      <text:p text:style-name="P3"/>
      <text:p text:style-name="P2">    <text:span text:style-name="T2">.modal {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justify-content: space-between;</text:span></text:p>
      <text:p text:style-name="P2">        <text:span text:style-name="T2">align-items: center;</text:span></text:p>
      <text:p text:style-name="P2">        <text:span text:style-name="T2">width: 544px;</text:span></text:p>
      <text:p text:style-name="P2">        <text:span text:style-name="T2">height: 250px;</text:span></text:p>
      <text:p text:style-name="P2">        <text:span text:style-name="T2">position: absolute;</text:span></text:p>
      <text:p text:style-name="P2">        <text:span text:style-name="T2">top: 25%;</text:span></text:p>
      <text:p text:style-name="P2">       <text:span text:style-name="T2">left: 34%;</text:span></text:p>
      <text:p text:style-name="P2">        <text:span text:style-name="T2">background: #FFBD80;</text:span></text:p>
      <text:p text:style-name="P2">        <text:span text:style-name="T2">border-style: double;</text:span></text:p>
      <text:p text:style-name="P2">        <text:span text:style-name="T2">color: black;</text:span></text:p>
      <text:p text:style-name="P2">        <text:span text:style-name="T2">padding: 20px;</text:span></text:p>
      <text:p text:style-name="P2">    <text:span text:style-name="T2">}</text:span></text:p>
      <text:p text:style-name="P3"><text:soft-page-break/></text:p>
      <text:p text:style-name="P2">    <text:span text:style-name="T2">button {</text:span></text:p>
      <text:p text:style-name="P2">        <text:span text:style-name="T2">width: 35px;</text:span></text:p>
      <text:p text:style-name="P2">        <text:span text:style-name="T2">position: absolute;</text:span></text:p>
      <text:p text:style-name="P2">        <text:span text:style-name="T2">left: 550px;</text:span></text:p>
      <text:p text:style-name="P2">        <text:span text:style-name="T2">top: -1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<text:span text:style-name="T2">}</text:span></text:p>
      <text:p text:style-name="P3"/>
      <text:p text:style-name="P2">    <text:span text:style-name="T2">h2 {</text:span></text:p>
      <text:p text:style-name="P2">        <text:span text:style-name="T2">font-family: 'Besley', 'serif';</text:span></text:p>
      <text:p text:style-name="P2">        <text:span text:style-name="T2">font-weight: 600;</text:span></text:p>
      <text:p text:style-name="P2">        <text:span text:style-name="T2">margin: 0;</text:span></text:p>
      <text:p text:style-name="P2">    <text:span text:style-name="T2">}</text:span></text:p>
      <text:p text:style-name="P3"/>
      <text:p text:style-name="P2">    <text:span text:style-name="T2">ul {</text:span></text:p>
      <text:p text:style-name="P2">        <text:span text:style-name="T2">line-height: 2;</text:span></text:p>
      <text:p text:style-name="P2">        <text:span text:style-name="T2">font-family: 'Assistant', 'sans-serif';</text:span></text:p>
      <text:p text:style-name="P2">        <text:span text:style-name="T2">font-weight: 400;</text:span></text:p>
      <text:p text:style-name="P2">        <text:span text:style-name="T2">list-style-type: none;</text:span></text:p>
      <text:p text:style-name="P2">        <text:span text:style-name="T2">margin-top: 20px;</text:span></text:p>
      <text:p text:style-name="P2">    <text:span text:style-name="T2">}</text:span></text:p>
      <text:p text:style-name="P3"/>
      <text:p text:style-name="P2">    <text:span text:style-name="T2">h3 {</text:span></text:p>
      <text:p text:style-name="P2">        <text:span text:style-name="T2">display: inline-block;</text:span></text:p>
      <text:p text:style-name="P2">        <text:span text:style-name="T2">font-weight: 600;</text:span></text:p>
      <text:p text:style-name="P2">        <text:span text:style-name="T2">font-size: 1em;</text:span></text:p>
      <text:p text:style-name="P2">        <text:span text:style-name="T2">margin: 0;</text:span></text:p>
      <text:p text:style-name="P2">    <text:span text:style-name="T2">}</text:span></text:p>
      <text:p text:style-name="P1">&lt;/style&gt;</text:p>
      <text:p text:style-name="P1"/>
      <text:p text:style-name="P1">Infos DEC :</text:p>
      <text:p text:style-name="P1"/>
      <text:p text:style-name="P1">&lt;h1&gt;Dynamiser un espace commentaire&lt;/h1&gt;</text:p>
      <text:p text:style-name="P2">                        <text:span text:style-name="T2">&lt;ul&gt;</text:span></text:p>
      <text:p text:style-name="P2">                            <text:span text:style-name="T2">&lt;li&gt;Date de création : &lt;time datetime="2023-12-25"&gt;25 décembre 2023&lt;/time&gt;.&lt;/li&gt;</text:span></text:p>
      <text:p text:style-name="P2">                            <text:span text:style-name="T2">&lt;li&gt;Technologies utilisées : JavaScript - HTML 5 - Github pour le versioning.&lt;/li&gt;</text:span></text:p>
      <text:p text:style-name="P2">                            <text:span text:style-name="T2">&lt;li&gt;Voir le projet : &lt;a href="https://github.com/JCthedevelop3r/Devoir_Dynamiser_un_Espace_Commentaire" target="_blank"&gt;Dynamiser un espace commentaire&lt;/a&gt;&lt;/li&gt;</text:span></text:p>
      <text:p text:style-name="P2">                        <text:span text:style-name="T2">&lt;/ul&gt;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Claude MINOT</meta:initial-creator>
    <meta:creation-date>2024-03-02T13:38:07.73</meta:creation-date>
    <dc:date>2024-03-09T01:26:09.06</dc:date>
    <dc:creator>Jean-Claude MINOT</dc:creator>
    <meta:editing-duration>PT21H35M26S</meta:editing-duration>
    <meta:editing-cycles>15</meta:editing-cycles>
    <meta:generator>OpenOffice/4.1.9$Win32 OpenOffice.org_project/419m1$Build-9805</meta:generator>
    <meta:document-statistic meta:table-count="0" meta:image-count="0" meta:object-count="0" meta:page-count="3" meta:paragraph-count="121" meta:word-count="486" meta:character-count="4101"/>
  </office:meta>
</office:document-meta>
</file>